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70a63" officeooo:paragraph-rsid="00070a63"/>
    </style:style>
    <style:style style:name="P2" style:family="paragraph" style:parent-style-name="Standard">
      <style:paragraph-properties fo:text-align="center" style:justify-single-word="false"/>
      <style:text-properties fo:language="pl" fo:country="PL" officeooo:rsid="00070a63" officeooo:paragraph-rsid="00070a63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rsid="00070a63" officeooo:paragraph-rsid="00070a63"/>
    </style:style>
    <style:style style:name="P4" style:family="paragraph" style:parent-style-name="Standard">
      <style:paragraph-properties fo:text-align="center" style:justify-single-word="false"/>
      <style:text-properties fo:language="pl" fo:country="PL" fo:font-style="italic" officeooo:rsid="0009cc4e" officeooo:paragraph-rsid="0009cc4e" style:font-style-asian="italic" style:font-style-complex="italic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pl" fo:country="PL" fo:font-weight="bold" officeooo:rsid="0009cc4e" officeooo:paragraph-rsid="0009cc4e" style:font-weight-asian="bold" style:font-weight-complex="bold"/>
    </style:style>
    <style:style style:name="T1" style:family="text">
      <style:text-properties officeooo:rsid="0007c410"/>
    </style:style>
    <style:style style:name="T2" style:family="text">
      <style:text-properties officeooo:rsid="0009c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Klimatologiczne aspekty </text:span>dni z burzami <text:span text:style-name="T2">oraz</text:span> silnymi burzami w Europie: porównanie <text:span text:style-name="T2">danych z sieci detekcji wyładowań atmosferycznych, obserwacji naziemnych, reanalizy, radiosondaży oraz raportów niebezpiecznych zjawisk burzowych dla okresu 1979-2017. </text:span></text:p>
      <text:p text:style-name="P2"/>
      <text:p text:style-name="P4">Mateusz Taszarek</text:p>
      <text:p text:style-name="P1"/>
      <text:p text:style-name="P5">Streszczenie:</text:p>
      <text:p text:style-name="P3">Niebezpieczne zjawiska atmosferyczne związane z głęboką konwekcją stwarzają duże zagrożenie dla życia i mienia ludzkiego. Każdego roku w Europie z powodu silnych burz statystycznie ginie około stu osób, <text:span text:style-name="T1">a </text:span>w samej Polsce około dziesięciu. Pomimo zagrożenia jakie te zjawiska generują, niewiele prac naukowych zostało poświęcanych występowaniu burz w skali kontynentu. Głównym celem badań jest analiza cykli rocznych dni z burzami oraz silnymi burzami obejmująca lata 1979-2017 (39 lat) i obszar Europy. W pracy porównywane są dane z sieci detekcji wyładowań atmosferycznych EUCLID, obserwacje burz wykonywane na stacjach meteorologicznych (raporty SYNOP), reanaliza ERA-Interim, sondowania atmosferyczne oraz raporty niebezpiecznych zjawisk konwekcyjnych z Europejskiej Bazy Danych ESWD. W pierwszej części pracy określane są wartości progowe parametrów konwekcyjnych <text:span text:style-name="T1">odpowiadających za </text:span>powstawani<text:span text:style-name="T1">e</text:span> burz oraz silnych <text:span text:style-name="T1">burz</text:span>. <text:span text:style-name="T1">Następnie przy pomocy reanalizy ERA-Interim oraz sondowań atmosferycznych ustalana jest charakterystyka klimatologiczna ww. stanów atmosfery. Uzyskane wyniki porównywane są z obserwacjami burz prowadzonymi przez człowieka oraz systemy teledetekcji naziemnej. W drugiej części pracy przeprowadzona jest analiza zmian w cyklach rocznych dni z burzami oraz silnymi burzami na przestrzeni ostatnich dekad. Uzyskane wyniki wskazują, że burze występują najczęściej na Półwyspie Apenińskim oraz Bałkańskim, głównie w okresie od maja do sierpnia. W ciągu ostatnich 40 lat zanotowany został wzrost liczby burz w północnej części Europy oraz spadek w południowo-wschodniej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05:20.153340680</meta:creation-date>
    <dc:date>2018-03-09T21:00:13.172578137</dc:date>
    <meta:editing-duration>PT5M52S</meta:editing-duration>
    <meta:editing-cycles>1</meta:editing-cycles>
    <meta:document-statistic meta:table-count="0" meta:image-count="0" meta:object-count="0" meta:page-count="1" meta:paragraph-count="4" meta:word-count="240" meta:character-count="1863" meta:non-whitespace-character-count="1626"/>
    <meta:generator>LibreOffice/5.0.6.2$Linux_X86_64 LibreOffice_project/00m0$Build-2</meta:generator>
  </office:meta>
</office:document-meta>
</file>